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</text:p>
      <text:p text:style-name="Preformatted_20_Text">[Workspace loaded from /media/user/1907USB/RonGitHUB/learnSpector/.RData]</text:p>
      <text:p text:style-name="Preformatted_20_Text"/>
      <text:p text:style-name="Preformatted_20_Text">&gt; # 229 experiment on Mwiki stat access file, read dates</text:p>
      <text:p text:style-name="Preformatted_20_Text">&gt; rawAccess &lt;-read.csv('/media/user/1907USB/statWiki/op2R/access213comma.csv', header = FALSE)</text:p>
      <text:p text:style-name="Preformatted_20_Text">&gt; View(rawAccess)</text:p>
      <text:p text:style-name="Preformatted_20_Text">&gt; View(rawAccess)</text:p>
      <text:p text:style-name="Preformatted_20_Text">&gt; #remove the first char in the date time column</text:p>
      <text:p text:style-name="Preformatted_20_Text">&gt; rawAccess$V4 &lt;- gsub('^\\[','',rawPg$V4)</text:p>
      <text:p text:style-name="Preformatted_20_Text">Error in gsub("^\\[", "", rawPg$V4) : object 'rawPg' not found</text:p>
      <text:p text:style-name="Preformatted_20_Text">&gt; #remove the first char in the date time column</text:p>
      <text:p text:style-name="Preformatted_20_Text">&gt; rawAccess$V4 &lt;- gsub('^\\[','',rawAccess$V4)</text:p>
      <text:p text:style-name="Preformatted_20_Text">&gt; View(rawAccess)</text:p>
      <text:p text:style-name="Preformatted_20_Text">&gt; library(chron)</text:p>
      <text:p text:style-name="Preformatted_20_Text">Error in library(chron) : there is no package called ‘chron’</text:p>
      <text:p text:style-name="Preformatted_20_Text">&gt; install.packages("chron")</text:p>
      <text:p text:style-name="Preformatted_20_Text">Installing package into ‘/home/user/R/x86_64-pc-linux-gnu-library/3.5’</text:p>
      <text:p text:style-name="Preformatted_20_Text">(as ‘lib’ is unspecified)</text:p>
      <text:p text:style-name="Preformatted_20_Text">trying URL 'https://cloud.r-project.org/src/contrib/chron_2.3-55.tar.gz'</text:p>
      <text:p text:style-name="Preformatted_20_Text">Content type 'application/x-gzip' length 37689 bytes (36 KB)</text:p>
      <text:p text:style-name="Preformatted_20_Text">==================================================</text:p>
      <text:p text:style-name="Preformatted_20_Text">downloaded 36 KB</text:p>
      <text:p text:style-name="Preformatted_20_Text"/>
      <text:p text:style-name="Preformatted_20_Text">* installing *source* package ‘chron’ ...</text:p>
      <text:p text:style-name="Preformatted_20_Text">** package ‘chron’ successfully unpacked and MD5 sums checked</text:p>
      <text:p text:style-name="Preformatted_20_Text">** libs</text:p>
      <text:p text:style-name="Preformatted_20_Text">gcc -std=gnu99 -I"/usr/share/R/include" -DNDEBUG <text:s text:c="5"/>-fpic <text:s/>-g -O2 -fdebug-prefix-map=/build/r-base-3.5.2=. -fstack-protector-strong -Wformat -Werror=format-security -Wdate-time -D_FORTIFY_SOURCE=2 -g <text:s/>-c chron_strs.c -o chron_strs.o</text:p>
      <text:p text:style-name="Preformatted_20_Text">gcc -std=gnu99 -I"/usr/share/R/include" -DNDEBUG <text:s text:c="5"/>-fpic <text:s/>-g -O2 -fdebug-prefix-map=/build/r-base-3.5.2=. -fstack-protector-strong -Wformat -Werror=format-security -Wdate-time -D_FORTIFY_SOURCE=2 -g <text:s/>-c init.c -o init.o</text:p>
      <text:p text:style-name="Preformatted_20_Text">gcc -std=gnu99 -I"/usr/share/R/include" -DNDEBUG <text:s text:c="5"/>-fpic <text:s/>-g -O2 -fdebug-prefix-map=/build/r-base-3.5.2=. -fstack-protector-strong -Wformat -Werror=format-security -Wdate-time -D_FORTIFY_SOURCE=2 -g <text:s/>-c unpaste.c -o unpaste.o</text:p>
      <text:p text:style-name="Preformatted_20_Text">gcc -std=gnu99 -shared -L/usr/lib/R/lib -Wl,-z,relro -o chron.so chron_strs.o init.o unpaste.o -L/usr/lib/R/lib -lR</text:p>
      <text:p text:style-name="Preformatted_20_Text">installing to /home/user/R/x86_64-pc-linux-gnu-library/3.5/chron/libs</text:p>
      <text:p text:style-name="Preformatted_20_Text">** R</text:p>
      <text:p text:style-name="Preformatted_20_Text">** inst</text:p>
      <text:p text:style-name="Preformatted_20_Text">** byte-compile and prepare package for lazy loading</text:p>
      <text:p text:style-name="Preformatted_20_Text">** help</text:p>
      <text:p text:style-name="Preformatted_20_Text">*** installing help indices</text:p>
      <text:p text:style-name="Preformatted_20_Text">** building package indices</text:p>
      <text:p text:style-name="Preformatted_20_Text">** testing if installed package can be loaded</text:p>
      <text:p text:style-name="Preformatted_20_Text">* DONE (chron)</text:p>
      <text:p text:style-name="Preformatted_20_Text"/>
      <text:p text:style-name="Preformatted_20_Text">The downloaded source packages are in</text:p>
      <text:p text:style-name="Preformatted_20_Text"><text:s text:c="8"/>‘/tmp/RtmpkkJVRl/downloaded_packages’</text:p>
      <text:p text:style-name="Preformatted_20_Text">&gt; library(chron)</text:p>
      <text:p text:style-name="Preformatted_20_Text">NOTE: The default cutoff when expanding a 2-digit year</text:p>
      <text:p text:style-name="Preformatted_20_Text">to a 4-digit year will change from 30 to 69 by Aug 2020</text:p>
      <text:p text:style-name="Preformatted_20_Text">(as for Date and POSIXct in base R.)</text:p>
      <text:p text:style-name="Preformatted_20_Text">&gt; dtimes = c("2002-06-09 12:45:40","2003-01-29 09:30:40",</text:p>
      <text:p text:style-name="Preformatted_20_Text">+ <text:s text:c="11"/>"2002-09-04 16:45:40","2002-11-13 20:00:40",</text:p>
      <text:p text:style-name="Preformatted_20_Text">+ <text:s text:c="11"/>"2002-07-07 17:30:40")</text:p>
      <text:p text:style-name="Preformatted_20_Text">&gt; dtparts = t(as.data.frame(strsplit(dtimes,'')))</text:p>
      <text:p text:style-name="Preformatted_20_Text">&gt; row.names(dtparts) = NULL</text:p>
      <text:p text:style-name="Preformatted_20_Text">&gt; thetimes = chron(dates=dtparts[,1],times=dtparts[,2],</text:p>
      <text:p text:style-name="Preformatted_20_Text">+ <text:s text:c="17"/>format=c('y-m-d','h:m:s'))</text:p>
      <text:p text:style-name="Preformatted_20_Text">Error in convert.dates(dates., format = format[[1]], origin. = origin.) : </text:p>
      <text:p text:style-name="Preformatted_20_Text"><text:soft-page-break/><text:s text:c="2"/>format y-m-d may be incorrect</text:p>
      <text:p text:style-name="Preformatted_20_Text">In addition: Warning message:</text:p>
      <text:p text:style-name="Preformatted_20_Text">In unpaste(dates., sep = fmt$sep, fnames = fmt$periods, nfields = 3) :</text:p>
      <text:p text:style-name="Preformatted_20_Text"><text:s text:c="2"/>wrong number of fields in entry(ies) 1, 2, 3, 4, 5</text:p>
      <text:p text:style-name="Preformatted_20_Text">&gt; thetimes</text:p>
      <text:p text:style-name="Preformatted_20_Text">Error: object 'thetimes' not found</text:p>
      <text:p text:style-name="Preformatted_20_Text">&gt; dtparts = t(as.data.frame(strsplit(dtimes,' ')))</text:p>
      <text:p text:style-name="Preformatted_20_Text">&gt; row.names(dtparts) = NULL</text:p>
      <text:p text:style-name="Preformatted_20_Text">&gt; thetimes = chron(dates=dtparts[,1],times=dtparts[,2],</text:p>
      <text:p text:style-name="Preformatted_20_Text">+ <text:s text:c="17"/>format=c('y-m-d','h:m:s'))</text:p>
      <text:p text:style-name="Preformatted_20_Text">&gt; thetimes</text:p>
      <text:p text:style-name="Preformatted_20_Text">[1] (02-06-09 12:45:40) (03-01-29 09:30:40) (02-09-04 16:45:40)</text:p>
      <text:p text:style-name="Preformatted_20_Text">[4] (02-11-13 20:00:40) (02-07-07 17:30:40)</text:p>
      <text:p text:style-name="Preformatted_20_Text">&gt; View(rawAccess)</text:p>
      <text:p text:style-name="Preformatted_20_Text">&gt; View(rawAccess)</text:p>
      <text:p text:style-name="Preformatted_20_Text">&gt; AccessTimes = c("13/Feb/2020:07:08:02","14/Feb/2020:07:08:02",</text:p>
      <text:p text:style-name="Preformatted_20_Text">+ <text:s text:c="11"/>"15/Jan/2020:07:08:02","13/Dec/2020:22:48:02",</text:p>
      <text:p text:style-name="Preformatted_20_Text">+ <text:s text:c="11"/>"13/Mar/2020:07:08:02")</text:p>
      <text:p text:style-name="Preformatted_20_Text">&gt; View(rawAccess)</text:p>
      <text:p text:style-name="Preformatted_20_Text">&gt; aTparts = t(as.data.frame(strsplit(AccessTimes,'^\:')))</text:p>
      <text:p text:style-name="Preformatted_20_Text">Error: '\:' is an unrecognized escape in character string starting "'^\:"</text:p>
      <text:p text:style-name="Preformatted_20_Text">&gt; aTparts = t(as.data.frame(strsplit(AccessTimes,'^:')))</text:p>
      <text:p text:style-name="Preformatted_20_Text">&gt; View(aTparts)</text:p>
      <text:p text:style-name="Preformatted_20_Text">&gt; View(dtparts)</text:p>
      <text:p text:style-name="Preformatted_20_Text">&gt; ?strsplit</text:p>
      <text:p text:style-name="Preformatted_20_Text">&gt; View(rawAccess)</text:p>
      <text:p text:style-name="Preformatted_20_Text">&gt; View(rawAccess)</text:p>
      <text:p text:style-name="Preformatted_20_Text">&gt; rawAccess$V3&lt;-rawAccess$V4[1:11]</text:p>
      <text:p text:style-name="Preformatted_20_Text">Error in `$&lt;-.data.frame`(`*tmp*`, V3, value = c("13/Feb/2020:07:08:02", <text:s/>: </text:p>
      <text:p text:style-name="Preformatted_20_Text"><text:s text:c="2"/>replacement has 11 rows, data has 5124</text:p>
      <text:p text:style-name="Preformatted_20_Text">&gt; View(rawAccess)</text:p>
      <text:p text:style-name="Preformatted_20_Text">&gt; rawAccess$V11&lt;-rawAccess$V4[1:11]</text:p>
      <text:p text:style-name="Preformatted_20_Text">Error in `$&lt;-.data.frame`(`*tmp*`, V11, value = c("13/Feb/2020:07:08:02", <text:s/>: </text:p>
      <text:p text:style-name="Preformatted_20_Text"><text:s text:c="2"/>replacement has 11 rows, data has 5124</text:p>
      <text:p text:style-name="Preformatted_20_Text">&gt; rawAccess$V11&lt;-rawAccess$V4</text:p>
      <text:p text:style-name="Preformatted_20_Text">&gt; View(rawAccess)</text:p>
      <text:p text:style-name="Preformatted_20_Text">&gt; rawAccess$V11 &lt;- gsub('.{19}$','',rawAccess$V11)</text:p>
      <text:p text:style-name="Preformatted_20_Text">&gt; View(rawAccess)</text:p>
      <text:p text:style-name="Preformatted_20_Text">&gt; rawAccess$V11&lt;-rawAccess$V4</text:p>
      <text:p text:style-name="Preformatted_20_Text">&gt; rawAccess$V11&lt;-as.character(rawAccess$V11)</text:p>
      <text:p text:style-name="Preformatted_20_Text">&gt; rawAccess$V11 &lt;- gsub('.{19}$','',rawAccess$V11)</text:p>
      <text:p text:style-name="Preformatted_20_Text">&gt; View(rawAccess)</text:p>
      <text:p text:style-name="Preformatted_20_Text">&gt; rawAccess$V11&lt;-rawAccess$V4</text:p>
      <text:p text:style-name="Preformatted_20_Text">&gt; View(rawAccess)</text:p>
      <text:p text:style-name="Preformatted_20_Text">&gt; rawAccess$V11&lt;-as.character(rawAccess$V11)</text:p>
      <text:p text:style-name="Preformatted_20_Text">&gt; View(rawAccess)</text:p>
      <text:p text:style-name="Preformatted_20_Text">&gt; rawAccess$V11 &lt;- gsub('.{9}$','',rawAccess$V11)</text:p>
      <text:p text:style-name="Preformatted_20_Text">&gt; View(rawAccess)</text:p>
      <text:p text:style-name="Preformatted_20_Text">&gt; rawAccess$V11&lt;-rawAccess$V4</text:p>
      <text:p text:style-name="Preformatted_20_Text">&gt; rawAccess$V11 &lt;- gsub('.{9}$','',rawAccess$V11)</text:p>
      <text:p text:style-name="Preformatted_20_Text">&gt; View(rawAccess)</text:p>
      <text:p text:style-name="Preformatted_20_Text">&gt; View(rawAccess)</text:p>
      <text:p text:style-name="Preformatted_20_Text">&gt; #do the same to get time</text:p>
      <text:p text:style-name="Preformatted_20_Text">&gt; rawAccess$V12&lt;-rawAccess$V4</text:p>
      <text:p text:style-name="Preformatted_20_Text">&gt; rawAccess$V12 &lt;- gsub('^.{12}','',rawAccess$V12)</text:p>
      <text:p text:style-name="Preformatted_20_Text">&gt; View(rawAccess)</text:p>
      <text:p text:style-name="Preformatted_20_Text">&gt; View(rawAccess)</text:p>
      <text:p text:style-name="Preformatted_20_Text">&gt; View(rawAccess)</text:p>
      <text:p text:style-name="Preformatted_20_Text">&gt; rawAccess$V13 = chron(dates=rawAcess$V11,times=rawAccess$V12,</text:p>
      <text:p text:style-name="Preformatted_20_Text">+ <text:s text:c="17"/>format=c('d/mon/y','h:m:s'))</text:p>
      <text:p text:style-name="Preformatted_20_Text">Error in chron(dates = rawAcess$V11, times = rawAccess$V12, format = c("d/mon/y", <text:s/>: </text:p>
      <text:p text:style-name="Preformatted_20_Text"><text:s text:c="2"/>object 'rawAcess' not found</text:p>
      <text:p text:style-name="Preformatted_20_Text">&gt; rawAccess$V13 = chron(dates=rawAccess$V11,times=rawAccess$V12,</text:p>
      <text:p text:style-name="Preformatted_20_Text"><text:soft-page-break/>+ <text:s text:c="17"/>format=c('d/mon/y','h:m:s'))</text:p>
      <text:p text:style-name="Preformatted_20_Text">&gt; View(rawAccess)</text:p>
      <text:p text:style-name="Preformatted_20_Text">&gt; #strptime to convert original date time to POSIX format</text:p>
      <text:p text:style-name="Preformatted_20_Text">&gt; rawAccess$V14 = strptime(rawAccess$V4,</text:p>
      <text:p text:style-name="Preformatted_20_Text">+ <text:s text:c="18"/>format='%d/%b/%Y:%H:%M:%S')</text:p>
      <text:p text:style-name="Preformatted_20_Text">&gt; View(rawAccess)</text:p>
      <text:p text:style-name="Preformatted_20_Text">&gt; myAccessDate = as.POSIXlt(rawAccess$14)</text:p>
      <text:p text:style-name="Preformatted_20_Text">Error: unexpected numeric constant in "myAccessDate = as.POSIXlt(rawAccess$14"</text:p>
      <text:p text:style-name="Preformatted_20_Text">&gt; myAccessDate = as.POSIXlt(rawAccess$V14)</text:p>
      <text:p text:style-name="Preformatted_20_Text">&gt; View(myAccessDate)</text:p>
      <text:p text:style-name="Preformatted_20_Text">&gt; rawAccessPosix = data.frame(as.POSIXlt(rawAccess$V14))</text:p>
      <text:p text:style-name="Preformatted_20_Text">&gt; View(rawAccessPosix)</text:p>
      <text:p text:style-name="Preformatted_20_Text">&gt; names(rawAccessPosix)</text:p>
      <text:p text:style-name="Preformatted_20_Text">[1] "as.POSIXlt.rawAccess.V14."</text:p>
      <text:p text:style-name="Preformatted_20_Text">&gt; mydate = as.POSIXlt('2005-4-19 7:01:00')</text:p>
      <text:p text:style-name="Preformatted_20_Text">&gt; names(mydate)</text:p>
      <text:p text:style-name="Preformatted_20_Text">NULL</text:p>
      <text:p text:style-name="Preformatted_20_Text">&gt; mydate$mday</text:p>
      <text:p text:style-name="Preformatted_20_Text">[1] 19</text:p>
      <text:p text:style-name="Preformatted_20_Text">&gt; rawAccess$V15=(as.POSIXlt(rawAccess$V14))$mday</text:p>
      <text:p text:style-name="Preformatted_20_Text">&gt; View(rawAccess)</text:p>
      <text:p text:style-name="Preformatted_20_Text">&gt; rawAccess$V15=(as.POSIXlt(rawAccess$V14))$hour</text:p>
      <text:p text:style-name="Preformatted_20_Text">&gt; rawAccess$V16=(as.POSIXlt(rawAccess$V14))$min</text:p>
      <text:p text:style-name="P1">&gt; View(rawAcces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9:02:13.165985087</meta:creation-date>
    <dc:date>2020-02-29T19:05:34.263594750</dc:date>
    <meta:editing-duration>PT3M22S</meta:editing-duration>
    <meta:editing-cycles>1</meta:editing-cycles>
    <meta:document-statistic meta:table-count="0" meta:image-count="0" meta:object-count="0" meta:page-count="3" meta:paragraph-count="137" meta:word-count="605" meta:character-count="5804" meta:non-whitespace-character-count="5160"/>
    <meta:generator>LibreOffice/6.1.5.2$Linux_X86_64 LibreOffice_project/10$Build-2</meta:generator>
  </office:meta>
</office:document-meta>
</file>